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-5">
            <text:p>-5</text:p>
          </table:table-cell>
          <table:table-cell table:formula="of:=[.E6]+[.F6]+[.G6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2.896cm" svg:height="0.596cm" svg:x="17.345cm" svg:y="5.716cm" draw:caption-point-x="-17.345cm" draw:caption-point-y="-5.716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/>
          <table:table-cell table:formula="of:=5-5" office:value-type="float" office:value="0">
            <office:annotation draw:style-name="gr2" draw:text-style-name="P2" svg:width="2.896cm" svg:height="0.991cm" svg:x="17.345cm" svg:y="6.166cm" draw:caption-point-x="-17.345cm" draw:caption-point-y="-6.166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f:=[.E16]+[.F16]+[.G16]" office:value-type="float" office:value="45">
            <text:p>45</text:p>
          </table:table-cell>
          <table:table-cell/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2" svg:width="2.896cm" svg:height="0.596cm" svg:x="17.345cm" svg:y="7.965cm" draw:caption-point-x="-17.345cm" draw:caption-point-y="-7.965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">
            <text:p>27</text:p>
          </table:table-cell>
          <table:table-cell table:formula="of:=(10+8+6+6)*5/4" office:value-type="float" office:value="37.5">
            <text:p>37.5</text:p>
          </table:table-cell>
          <table:table-cell/>
          <table:table-cell table:formula="of:=[.E21]+[.F21]+[.G21]" office:value-type="float" office:value="64.5">
            <text:p>65</text:p>
          </table:table-cell>
          <table:table-cell/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number-columns-repeated="2"/>
          <table:table-cell table:formula="of:=[.E22]+[.F22]+[.G22]" office:value-type="float" office:value="30.8333333333333">
            <text:p>31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3" draw:text-style-name="P2" svg:width="4.432cm" svg:height="2.634cm" svg:x="8.339cm" svg:y="5.663cm" draw:caption-point-x="-8.339cm" draw:caption-point-y="-5.663cm">
              <dc:date>2009-06-05T00:00:00</dc:date>
              <text:p text:style-name="P2">Locale hardcoded</text:p>
              <text:p text:style-name="P2">Overconfiguration – must use the default locale instead</text:p>
            </office:annotation>
            <text:p>100%</text:p>
          </table:table-cell>
          <table:table-cell office:value-type="float" office:value="9">
            <office:annotation draw:style-name="gr6" draw:text-style-name="P2" svg:width="7.431cm" svg:height="3.35cm" svg:x="10.597cm" svg:y="5.663cm" draw:caption-point-x="-10.597cm" draw:caption-point-y="-5.663cm">
              <dc:date>2009-06-05T00:00:00</dc:date>
              <text:p text:style-name="P2">+Country</text:p>
              <text:p text:style-name="P2">+Event enum + calculation</text:p>
              <text:p text:style-name="P2">-byte eventNr is used instead of Event???</text:p>
              <text:p text:style-name="P2">-Name stores name and firts/last separately???</text:p>
              <text:p text:style-name="P2">+BirthDate</text:p>
              <text:p text:style-name="P2">+Athlete, but contains results</text:p>
              <text:p text:style-name="P2">-place is inside of Athlete</text:p>
            </office:annotation>
            <text:p>9</text:p>
          </table:table-cell>
          <table:table-cell office:value-type="float" office:value="8">
            <office:annotation draw:style-name="gr10" draw:text-style-name="P2" svg:width="9.246cm" svg:height="3.297cm" svg:x="12.855cm" svg:y="5.663cm" draw:caption-point-x="-12.855cm" draw:caption-point-y="-5.663cm">
              <dc:date>2009-06-05T00:00:00</dc:date>
              <text:p text:style-name="P2">+clean main()</text:p>
              <text:p text:style-name="P2">+interfaces</text:p>
              <text:p text:style-name="P2">-MySqlDataReader – bad name, not actually MySQL specific</text:p>
              <text:p text:style-name="P2">-InputOutputProvider hardcodes all known IO classes</text:p>
              <text:p text:style-name="P2">Date is converted to String, then back to Date</text:p>
            </office:annotation>
            <text:p>8</text:p>
          </table:table-cell>
          <table:table-cell office:value-type="float" office:value="10">
            <office:annotation draw:style-name="gr1" draw:text-style-name="P2" svg:width="2.899cm" svg:height="0.596cm" svg:x="15.113cm" svg:y="5.663cm" draw:caption-point-x="-15.113cm" draw:caption-point-y="-5.663cm">
              <dc:date>2009-06-05T00:00:00</dc:date>
              <text:p text:style-name="P2">+ListIterator</text:p>
            </office:annotation>
            <text:p>10</text:p>
          </table:table-cell>
          <table:table-cell office:value-type="float" office:value="7">
            <office:annotation draw:style-name="gr1" draw:text-style-name="P2" svg:width="2.899cm" svg:height="2.966cm" svg:x="17.371cm" svg:y="5.663cm" draw:caption-point-x="-17.371cm" draw:caption-point-y="-5.663cm">
              <dc:date>2009-06-05T00:00:00</dc:date>
              <text:p text:style-name="P2">-throwing of generic Exceptions</text:p>
              <text:p text:style-name="P2">-many methods carelessly declare “throws Exception”</text:p>
            </office:annotation>
            <text:p>7</text:p>
          </table:table-cell>
          <table:table-cell office:value-type="float" office:value="10">
            <office:annotation draw:style-name="gr1" draw:text-style-name="P2" svg:width="2.899cm" svg:height="0.991cm" svg:x="19.629cm" svg:y="5.663cm" draw:caption-point-x="-19.629cm" draw:caption-point-y="-5.663cm">
              <dc:date>2009-06-05T00:00:00</dc:date>
              <text:p text:style-name="P2">Fairly easily readable</text:p>
            </office:annotation>
            <text:p>10</text:p>
          </table:table-cell>
          <table:table-cell office:value-type="float" office:value="10">
            <office:annotation draw:style-name="gr20" draw:text-style-name="P2" svg:width="2.899cm" svg:height="1.386cm" svg:x="21.887cm" svg:y="5.663cm" draw:caption-point-x="-21.887cm" draw:caption-point-y="-5.663cm">
              <dc:date>2009-06-05T00:00:00</dc:date>
              <text:p text:style-name="P2">-no XMLUnit</text:p>
              <text:p text:style-name="P2">+hsqldb</text:p>
              <text:p text:style-name="P2">+good coverage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7" draw:text-style-name="P2" svg:width="2.898cm" svg:height="3.756cm" svg:x="10.597cm" svg:y="7.463cm" draw:caption-point-x="-10.597cm" draw:caption-point-y="-7.463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2"><text:span text:style-name="T1"/></text:p>
            </office:annotation>
            <text:p>7</text:p>
          </table:table-cell>
          <table:table-cell office:value-type="float" office:value="8">
            <office:annotation draw:style-name="gr11" draw:text-style-name="P2" svg:width="5.392cm" svg:height="1.735cm" svg:x="12.855cm" svg:y="7.463cm" draw:caption-point-x="-12.855cm" draw:caption-point-y="-7.463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4" draw:text-style-name="P2" svg:width="7.923cm" svg:height="1.522cm" svg:x="15.113cm" svg:y="7.463cm" draw:caption-point-x="-15.113cm" draw:caption-point-y="-7.463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2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2" svg:width="2.899cm" svg:height="1.386cm" svg:x="17.371cm" svg:y="7.463cm" draw:caption-point-x="-17.371cm" draw:caption-point-y="-7.463cm">
              <dc:date>2009-06-05T00:00:00</dc:date>
              <text:p text:style-name="P2">+MyException – good class, bad name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2" svg:width="2.899cm" svg:height="1.781cm" svg:x="21.887cm" svg:y="7.463cm" draw:caption-point-x="-21.887cm" draw:caption-point-y="-7.463cm">
              <dc:date>2009-06-05T00:00:00</dc:date>
              <text:p text:style-name="P2">Low coverage</text:p>
              <text:p text:style-name="P2">AssertTrue instead of assertEquals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4" draw:text-style-name="P2" svg:width="6.549cm" svg:height="3.139cm" svg:x="8.339cm" svg:y="7.913cm" draw:caption-point-x="-8.339cm" draw:caption-point-y="-7.913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8" draw:text-style-name="P2" svg:width="5.475cm" svg:height="2.966cm" svg:x="10.597cm" svg:y="7.913cm" draw:caption-point-x="-10.597cm" draw:caption-point-y="-7.913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2" draw:text-style-name="P2" svg:width="5.941cm" svg:height="3.325cm" svg:x="12.855cm" svg:y="7.913cm" draw:caption-point-x="-12.855cm" draw:caption-point-y="-7.913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2"><text:span text:style-name="T1"/></text:p>
            </office:annotation>
            <text:p>7</text:p>
          </table:table-cell>
          <table:table-cell office:value-type="float" office:value="7">
            <office:annotation draw:style-name="gr15" draw:text-style-name="P2" svg:width="8.115cm" svg:height="3.59cm" svg:x="15.113cm" svg:y="7.913cm" draw:caption-point-x="-15.113cm" draw:caption-point-y="-7.913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5">
            <office:annotation draw:style-name="gr17" draw:text-style-name="P2" svg:width="5.774cm" svg:height="2.176cm" svg:x="17.371cm" svg:y="7.913cm" draw:caption-point-x="-17.371cm" draw:caption-point-y="-7.913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5</text:p>
          </table:table-cell>
          <table:table-cell office:value-type="float" office:value="7">
            <office:annotation draw:style-name="gr19" draw:text-style-name="P2" svg:width="5.608cm" svg:height="1.787cm" svg:x="19.629cm" svg:y="7.913cm" draw:caption-point-x="-19.629cm" draw:caption-point-y="-7.913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5" draw:text-style-name="P2" svg:width="6.542cm" svg:height="2.176cm" svg:x="21.887cm" svg:y="7.913cm" draw:caption-point-x="-21.887cm" draw:caption-point-y="-7.913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2"><text:span text:style-name="T1"/></text:p>
            </office:annotation>
            <text:p>3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5" draw:text-style-name="P2" svg:width="5.698cm" svg:height="1.386cm" svg:x="8.339cm" svg:y="8.362cm" draw:caption-point-x="-8.339cm" draw:caption-point-y="-8.362cm">
              <dc:date>2009-06-04T00:00:00</dc:date>
              <text:p text:style-name="P2">-Usage is never displayed</text:p>
              <text:p text:style-name="P2">-hardcoded date format</text:p>
            </office:annotation>
            <text:p>100%</text:p>
          </table:table-cell>
          <table:table-cell office:value-type="float" office:value="7">
            <office:annotation draw:style-name="gr9" draw:text-style-name="P2" svg:width="9.11cm" svg:height="4.15cm" svg:x="10.597cm" svg:y="8.362cm" draw:caption-point-x="-10.597cm" draw:caption-point-y="-8.362cm">
              <dc:date>2009-06-04T00:00:00</dc:date>
              <text:p text:style-name="P2">+Competition enum (but bad name)</text:p>
              <text:p text:style-name="P2">+DecathleteScore</text:p>
              <text:p text:style-name="P2">+DecathleteScoreKeeper (bad name, must be eg DecathletePositionInCompetition)</text:p>
              <text:p text:style-name="P2">-much logic is outside of these classes</text:p>
              <text:p text:style-name="P2">-many hardcoded knowledge of discipline attributes scattered in different places</text:p>
              <text:p text:style-name="P2">-sorting logic is embedded in each InputProvider (TreeSet), which is not clear from its interface nor javadoc</text:p>
            </office:annotation>
            <text:p>7</text:p>
          </table:table-cell>
          <table:table-cell office:value-type="float" office:value="7">
            <office:annotation draw:style-name="gr13" draw:text-style-name="P2" svg:width="7.154cm" svg:height="2.931cm" svg:x="12.855cm" svg:y="8.362cm" draw:caption-point-x="-12.855cm" draw:caption-point-y="-8.362cm">
              <dc:date>2009-06-04T00:00:00</dc:date>
              <text:p text:style-name="P2">+clean main()</text:p>
              <text:p text:style-name="P2">-overuse of static util methods</text:p>
              <text:p text:style-name="P2">-Utils class has too many unrelated responsibilities</text:p>
              <text:p text:style-name="P2">-parameter loading is messy</text:p>
              <text:p text:style-name="P2">-params passed to interfaces as Object</text:p>
            </office:annotation>
            <text:p>7</text:p>
          </table:table-cell>
          <table:table-cell office:value-type="float" office:value="9">
            <office:annotation draw:style-name="gr16" draw:text-style-name="P2" svg:width="6.961cm" svg:height="2.188cm" svg:x="15.113cm" svg:y="8.362cm" draw:caption-point-x="-15.113cm" draw:caption-point-y="-8.362cm">
              <dc:date>2009-06-04T00:00:00</dc:date>
              <text:p text:style-name="P2">-java.sql.Timestamp for passing of Date</text:p>
              <text:p text:style-name="P2">-Class.forName() for a JDBC 4 driver</text:p>
              <text:p text:style-name="P2"/>
            </office:annotation>
            <text:p>9</text:p>
          </table:table-cell>
          <table:table-cell office:value-type="float" office:value="6">
            <office:annotation draw:style-name="gr18" draw:text-style-name="P2" svg:width="5.996cm" svg:height="2.321cm" svg:x="17.371cm" svg:y="8.362cm" draw:caption-point-x="-17.371cm" draw:caption-point-y="-8.362cm">
              <dc:date>2009-06-05T00:00:00</dc:date>
              <text:p text:style-name="P2">-throwing of generic Exceptions</text:p>
              <text:p text:style-name="P2">-many methods carelessly declare “throws Exception”</text:p>
              <text:p text:style-name="P2">-empty catch blocks, followed by ifs</text:p>
            </office:annotation>
            <text:p>6</text:p>
          </table:table-cell>
          <table:table-cell office:value-type="float" office:value="8">
            <office:annotation draw:style-name="gr1" draw:text-style-name="P2" svg:width="2.899cm" svg:height="2.571cm" svg:x="19.629cm" svg:y="8.362cm" draw:caption-point-x="-19.629cm" draw:caption-point-y="-8.362cm">
              <dc:date>2009-06-04T00:00:00</dc:date>
              <text:p text:style-name="P2">-Few docs</text:p>
              <text:p text:style-name="P2">+Code generally readable</text:p>
              <text:p text:style-name="P2">-except for the messy Util methods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5">05/06/2009</text:date>, <text:time>00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ton</meta:initial-creator>
    <meta:creation-date>2007-05-27T21:27:51</meta:creation-date>
    <dc:date>2009-06-05T00:44:28</dc:date>
    <dc:language>en-US</dc:language>
    <meta:editing-cycles>163</meta:editing-cycles>
    <meta:editing-duration>PT143H33M38S</meta:editing-duration>
    <meta:document-statistic meta:table-count="2" meta:cell-count="292" meta:object-count="0"/>
    <meta:user-defined meta:name="Info 1"/>
    <meta:user-defined meta:name="Info 2"/>
    <meta:user-defined meta:name="Info 3"/>
    <meta:user-defined meta:name="Info 4"/>
  </office:meta>
</office:document-meta>
</file>